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1eea46" officeooo:paragraph-rsid="001eea46" style:font-weight-asian="bold" style:font-weight-complex="bold"/>
    </style:style>
    <style:style style:name="P2" style:family="paragraph" style:parent-style-name="Standard">
      <style:text-properties style:font-name="verdana" fo:font-weight="bold" officeooo:rsid="0027a57f" officeooo:paragraph-rsid="0027a57f" style:font-weight-asian="bold" style:font-weight-complex="bold"/>
    </style:style>
    <style:style style:name="P3" style:family="paragraph" style:parent-style-name="Standard">
      <style:text-properties style:font-name="verdana" fo:font-weight="normal" officeooo:rsid="0027a57f" officeooo:paragraph-rsid="0027a57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normal" officeooo:rsid="0027a57f" officeooo:paragraph-rsid="0027a57f" style:font-weight-asian="normal" style:font-weight-complex="normal"/>
    </style:style>
    <style:style style:name="P5" style:family="paragraph" style:parent-style-name="Standard">
      <style:text-properties style:font-name="verdana" fo:font-weight="normal" officeooo:rsid="00288fc1" officeooo:paragraph-rsid="00288fc1" style:font-weight-asian="normal" style:font-weight-complex="normal"/>
    </style:style>
    <style:style style:name="P6" style:family="paragraph" style:parent-style-name="Standard">
      <style:text-properties style:font-name="verdana" fo:font-weight="normal" officeooo:rsid="009ebaf8" officeooo:paragraph-rsid="009ebaf8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27a57f" officeooo:paragraph-rsid="0027a57f" style:font-weight-asian="normal" style:font-weight-complex="normal"/>
    </style:style>
    <style:style style:name="P8" style:family="paragraph" style:parent-style-name="Standard">
      <style:text-properties style:font-name="verdana" fo:font-weight="normal" officeooo:rsid="00de854e" officeooo:paragraph-rsid="00de854e" style:font-weight-asian="normal" style:font-weight-complex="normal"/>
    </style:style>
    <style:style style:name="T1" style:family="text">
      <style:text-properties officeooo:rsid="00288fc1"/>
    </style:style>
    <style:style style:name="T2" style:family="text">
      <style:text-properties officeooo:rsid="0037c88f"/>
    </style:style>
    <style:style style:name="T3" style:family="text">
      <style:text-properties officeooo:rsid="003ae6fc"/>
    </style:style>
    <style:style style:name="T4" style:family="text">
      <style:text-properties officeooo:rsid="0042ce8a"/>
    </style:style>
    <style:style style:name="T5" style:family="text">
      <style:text-properties officeooo:rsid="0068d978"/>
    </style:style>
    <style:style style:name="T6" style:family="text">
      <style:text-properties officeooo:rsid="00e6f06e"/>
    </style:style>
    <style:style style:name="T7" style:family="text">
      <style:text-properties officeooo:rsid="00ea3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 understanding:</text:p>
      <text:p text:style-name="P1"/>
      <text:p text:style-name="P2">Front-end :</text:p>
      <text:p text:style-name="P3"/>
      <text:p text:style-name="P3">Landing page of this website shows <text:s/>stories of different users who are registered </text:p>
      <text:p text:style-name="P4"><text:s text:c="21"/></text:p>
      <text:p text:style-name="P3">Only registered users can post <text:span text:style-name="T4">their </text:span><text:s/>stories</text:p>
      <text:p text:style-name="P3"/>
      <text:p text:style-name="P3">Whenever a <text:s/>user is successfully logged in he can post a story , edit and delete his story post <text:span text:style-name="T5">through his <text:s/>registered account and he can give like or dislike <text:s/>to another stories too</text:span></text:p>
      <text:p text:style-name="P3"/>
      <text:p text:style-name="P3"><text:span text:style-name="T3">user can</text:span> <text:s/>post stories when his credentials are matched with registered details</text:p>
      <text:p text:style-name="P3"/>
      <text:p text:style-name="P8"><text:span text:style-name="T7">when user clicked a story </text:span><text:s/>Story details <text:span text:style-name="T7">will open this</text:span> page have <text:s/>applaud and clap feature <text:span text:style-name="T6">for a story</text:span></text:p>
      <text:p text:style-name="P6"/>
      <text:p text:style-name="P2">Backend:</text:p>
      <text:p text:style-name="P3"/>
      <text:p text:style-name="P3">Login page for admin <text:s/><text:span text:style-name="T1">once he successfully logged in <text:s/>he can give approval or unapprove for <text:s/>any user story <text:s/>admin can manage user stories</text:span></text:p>
      <text:p text:style-name="P3"/>
      <text:p text:style-name="P3">Added stories can visible <text:span text:style-name="T2">once the user story is <text:s/>got approved by admin</text:span> </text:p>
      <text:p text:style-name="P3"/>
      <text:p text:style-name="P3">Admin can see the number of stories <text:s/>posted that is displayed on dashboard once he <text:span text:style-name="T2">is </text:span><text:s/>logged in <text:span text:style-name="T1">and bar graph represents monthly uploaded stories and likes and dislikes of a story</text:span></text:p>
      <text:p text:style-name="P3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5:40:51.410675658</meta:creation-date>
    <meta:generator>LibreOffice/5.1.6.2$Linux_X86_64 LibreOffice_project/10m0$Build-2</meta:generator>
    <dc:date>2018-11-06T17:55:37.880673713</dc:date>
    <meta:editing-duration>PT1H1M5S</meta:editing-duration>
    <meta:editing-cycles>21</meta:editing-cycles>
    <meta:document-statistic meta:table-count="0" meta:image-count="0" meta:object-count="0" meta:page-count="1" meta:paragraph-count="12" meta:word-count="159" meta:character-count="948" meta:non-whitespace-character-count="762"/>
  </office:meta>
</office:document-meta>
</file>